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draw:marker-start-width="0.355cm" draw:marker-end-width="0.355cm" draw:fill-color="#ffffff" draw:textarea-horizontal-align="justify" draw:textarea-vertical-align="middle" draw:auto-grow-height="false" fo:min-height="15.575cm" fo:min-width="5.492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Dashed_20__28_var_29_" svg:stroke-width="0.051cm" draw:marker-start-width="0.355cm" draw:marker-end-width="0.355cm" draw:fill-color="#ffffff" draw:textarea-horizontal-align="justify" draw:textarea-vertical-align="middle" draw:auto-grow-height="false" fo:min-height="15.575cm" fo:min-width="5.315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Dashed_20__28_var_29_" svg:stroke-width="0.051cm" draw:marker-start-width="0.355cm" draw:marker-end-width="0.355cm" draw:fill-color="#ffffff" draw:textarea-horizontal-align="justify" draw:textarea-vertical-align="middle" draw:auto-grow-height="false" fo:min-height="15.448cm" fo:min-width="5.011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1.909cm" fo:min-width="4.453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4.287cm"/>
    </style:style>
    <style:style style:name="gr7" style:family="graphic" style:parent-style-name="standard">
      <style:graphic-properties draw:textarea-horizontal-align="justify" draw:textarea-vertical-align="middle" draw:auto-grow-height="false" fo:min-height="0.737cm" fo:min-width="2.823cm"/>
    </style:style>
    <style:style style:name="gr8" style:family="graphic" style:parent-style-name="standard">
      <style:graphic-properties draw:textarea-horizontal-align="justify" draw:textarea-vertical-align="middle" draw:auto-grow-height="false" fo:min-height="1.868cm" fo:min-width="4.087cm"/>
    </style:style>
    <style:style style:name="gr9" style:family="graphic" style:parent-style-name="standard">
      <style:graphic-properties draw:textarea-horizontal-align="justify" draw:textarea-vertical-align="middle" draw:auto-grow-height="false" fo:min-height="2.338cm" fo:min-width="4.557cm"/>
    </style:style>
    <style:style style:name="gr10" style:family="graphic" style:parent-style-name="standard">
      <style:graphic-properties draw:textarea-horizontal-align="justify" draw:textarea-vertical-align="middle" draw:auto-grow-height="false" fo:min-height="2.338cm" fo:min-width="4.44cm"/>
    </style:style>
    <style:style style:name="gr11" style:family="graphic" style:parent-style-name="standard">
      <style:graphic-properties draw:textarea-horizontal-align="justify" draw:textarea-vertical-align="middle" draw:auto-grow-height="false" fo:min-height="1.515cm" fo:min-width="4.08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868cm" fo:min-width="4.3cm"/>
    </style:style>
    <style:style style:name="gr14" style:family="graphic" style:parent-style-name="standard">
      <style:graphic-properties draw:textarea-horizontal-align="justify" draw:textarea-vertical-align="middle" draw:auto-grow-height="false" fo:min-height="1.846cm" fo:min-width="1.723cm"/>
    </style:style>
    <style:style style:name="gr15" style:family="graphic" style:parent-style-name="standard">
      <style:graphic-properties draw:textarea-horizontal-align="justify" draw:textarea-vertical-align="middle" draw:auto-grow-height="false" fo:min-height="1.515cm" fo:min-width="4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42cm" svg:height="15.875cm" svg:x="13.727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65cm" svg:height="15.875cm" svg:x="7.427cm" svg:y="3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61cm" svg:height="15.748cm" svg:x="1.281cm" svg:y="3.8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826cm" svg:height="2.54cm" svg:x="1.71cm" svg:y="10.779cm">
          <text:p text:style-name="P2">Create Graph </text:p>
          <text:p text:style-name="P2">from RND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4.826cm" svg:height="2.54cm" svg:x="1.662cm" svg:y="6.969cm">
          <text:p text:style-name="P2"/>
          <text:p text:style-name="P2">Initialize</text:p>
          <text:p text:style-name="P2">subscribers</text:p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8" draw:id="id8" draw:layer="layout" svg:width="4.953cm" svg:height="2.159cm" svg:x="1.635cm" svg:y="14.462cm">
          <text:p text:style-name="P2">rosspi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" draw:id="id1" draw:layer="layout" svg:width="5.307cm" svg:height="1.27cm" svg:x="1.381cm" svg:y="4.402cm">
          <text:p text:style-name="P2">Route Plann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9" draw:id="id9" draw:layer="layout" svg:width="3.683cm" svg:height="1.397cm" svg:x="2.268cm" svg:y="18.002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xml:id="id2" draw:id="id2" draw:layer="layout" svg:width="4.953cm" svg:height="2.286cm" svg:x="7.885cm" svg:y="3.921cm">
          <text:p text:style-name="P2">Goal Received</text:p>
          <text:p text:style-name="P2"><text:s/>Subscriber</text:p>
          <text:p text:style-name="P2">subrouti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4" draw:id="id4" draw:layer="layout" svg:width="5.461cm" svg:height="2.794cm" svg:x="7.631cm" svg:y="7.096cm">
          <text:p text:style-name="P2">Find closest point</text:p>
          <text:p text:style-name="P2"><text:s/>to current position</text:p>
          <text:p text:style-name="P2">and goal posi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5.334cm" svg:height="2.794cm" svg:x="7.758cm" svg:y="10.879cm">
          <text:p text:style-name="P2">Calculate shortest</text:p>
          <text:p text:style-name="P2">path from source </text:p>
          <text:p text:style-name="P2">to destin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4.953cm" svg:height="1.905cm" svg:x="7.885cm" svg:y="14.521cm">
          <text:p text:style-name="P2">Divide path into </text:p>
          <text:p text:style-name="P2">Sub path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draw:layer="layout" svg:width="4.953cm" svg:height="1.905cm" svg:x="7.885cm" svg:y="17.421cm">
          <text:p text:style-name="P2">Transmit</text:p>
          <text:p text:style-name="P2">First sub pat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2" draw:text-style-name="P3" draw:layer="layout" svg:x1="10.298cm" svg:y1="9.89cm" svg:x2="10.298cm" svg:y2="11.033cm">
          <text:p/>
        </draw:line>
        <draw:line draw:style-name="gr12" draw:text-style-name="P3" draw:layer="layout" svg:x1="10.425cm" svg:y1="13.7cm" svg:x2="10.425cm" svg:y2="14.716cm">
          <text:p/>
        </draw:line>
        <draw:line draw:style-name="gr12" draw:text-style-name="P3" draw:layer="layout" svg:x1="10.425cm" svg:y1="16.367cm" svg:x2="10.425cm" svg:y2="17.51cm">
          <text:p/>
        </draw:line>
        <draw:custom-shape draw:style-name="gr13" draw:text-style-name="P2" xml:id="id3" draw:id="id3" draw:layer="layout" svg:width="5.184cm" svg:height="2.286cm" svg:x="13.954cm" svg:y="3.921cm">
          <text:p text:style-name="P2">Sub-path reached</text:p>
          <text:p text:style-name="P2"><text:s/>Subscriber</text:p>
          <text:p text:style-name="P2">subrouti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2" xml:id="id5" draw:id="id5" draw:layer="layout" svg:width="4.445cm" svg:height="4.191cm" svg:x="14.343cm" svg:y="7.504cm">
          <text:p text:style-name="P2">Is last</text:p>
          <text:p text:style-name="P2">Path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" draw:layer="layout" svg:width="5.184cm" svg:height="1.905cm" svg:x="14.055cm" svg:y="13.121cm">
          <text:p text:style-name="P2">Send next pat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draw:layer="layout" svg:width="5.184cm" svg:height="1.905cm" svg:x="14.056cm" svg:y="16.321cm">
          <text:p text:style-name="P2">Goal Reach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3" draw:layer="layout" svg:x1="16.548cm" svg:y1="11.714cm" svg:x2="16.548cm" svg:y2="13.365cm">
          <text:p text:style-name="P2">No <text:s/></text:p>
          <text:p text:style-name="P2"/>
        </draw:line>
        <draw:line draw:style-name="gr17" draw:text-style-name="P3" draw:layer="layout" svg:x1="18.807cm" svg:y1="9.651cm" svg:x2="19.569cm" svg:y2="9.651cm">
          <text:p/>
        </draw:line>
        <draw:line draw:style-name="gr17" draw:text-style-name="P3" draw:layer="layout" svg:x1="19.542cm" svg:y1="9.682cm" svg:x2="19.569cm" svg:y2="17.302cm">
          <text:p/>
        </draw:line>
        <draw:line draw:style-name="gr12" draw:text-style-name="P3" draw:layer="layout" svg:x1="19.569cm" svg:y1="17.302cm" svg:x2="19.061cm" svg:y2="17.302cm">
          <text:p/>
        </draw:line>
        <draw:connector draw:style-name="gr12" draw:text-style-name="P3" draw:layer="layout" svg:x1="6.688cm" svg:y1="5.037cm" svg:x2="7.885cm" svg:y2="5.064cm" draw:start-shape="id1" draw:start-glue-point="7" draw:end-shape="id2" svg:d="M6688 5037h598v27h599" svg:viewBox="0 0 1198 28">
          <text:p/>
        </draw:connector>
        <draw:connector draw:style-name="gr12" draw:text-style-name="P3" draw:layer="layout" draw:line-skew="-3.339cm" svg:x1="6.688cm" svg:y1="5.037cm" svg:x2="16.546cm" svg:y2="3.921cm" draw:start-shape="id1" draw:start-glue-point="7" draw:end-shape="id3" draw:end-glue-point="4" svg:d="M6688 5037h294v-1617h9564v501" svg:viewBox="0 0 9859 1618">
          <text:p/>
        </draw:connector>
        <draw:connector draw:style-name="gr12" draw:text-style-name="P3" draw:layer="layout" draw:type="line" svg:x1="10.362cm" svg:y1="6.207cm" svg:x2="10.362cm" svg:y2="7.096cm" draw:start-shape="id2" draw:start-glue-point="6" draw:end-shape="id4" draw:end-glue-point="4" svg:d="M10362 6207v889" svg:viewBox="0 0 1 890">
          <text:p/>
        </draw:connector>
        <draw:connector draw:style-name="gr12" draw:text-style-name="P3" draw:layer="layout" draw:type="line" svg:x1="16.546cm" svg:y1="6.207cm" svg:x2="16.566cm" svg:y2="7.504cm" draw:start-shape="id3" draw:start-glue-point="6" draw:end-shape="id5" draw:end-glue-point="4" svg:d="M16546 6207l20 1297" svg:viewBox="0 0 21 1298">
          <text:p/>
        </draw:connector>
        <draw:connector draw:style-name="gr12" draw:text-style-name="P3" draw:layer="layout" draw:type="line" svg:x1="4.035cm" svg:y1="5.672cm" svg:x2="4.075cm" svg:y2="6.969cm" draw:start-shape="id1" draw:start-glue-point="6" draw:end-shape="id6" draw:end-glue-point="4" svg:d="M4035 5672l40 1297" svg:viewBox="0 0 41 1298">
          <text:p/>
        </draw:connector>
        <draw:connector draw:style-name="gr12" draw:text-style-name="P3" draw:layer="layout" draw:type="line" svg:x1="4.075cm" svg:y1="9.509cm" svg:x2="4.123cm" svg:y2="10.779cm" draw:start-shape="id6" draw:end-shape="id7" draw:end-glue-point="4" svg:d="M4075 9509l48 1270" svg:viewBox="0 0 49 1271">
          <text:p/>
        </draw:connector>
        <draw:connector draw:style-name="gr12" draw:text-style-name="P3" draw:layer="layout" draw:type="line" svg:x1="4.123cm" svg:y1="13.319cm" svg:x2="4.112cm" svg:y2="14.462cm" draw:start-shape="id7" draw:start-glue-point="6" draw:end-shape="id8" draw:end-glue-point="4" svg:d="M4123 13319l-11 1143" svg:viewBox="0 0 12 1144">
          <text:p/>
        </draw:connector>
        <draw:connector draw:style-name="gr12" draw:text-style-name="P3" draw:layer="layout" draw:type="line" svg:x1="4.112cm" svg:y1="16.621cm" svg:x2="4.109cm" svg:y2="18.002cm" draw:start-shape="id8" draw:start-glue-point="6" draw:end-shape="id9" draw:end-glue-point="4" svg:d="M4112 16621l-3 1381" svg:viewBox="0 0 4 1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7:49:35.466788582</meta:creation-date>
    <dc:date>2018-04-09T18:16:39.385877090</dc:date>
    <meta:editing-duration>PT2H28M27S</meta:editing-duration>
    <meta:editing-cycles>5</meta:editing-cycles>
    <meta:generator>LibreOffice/5.1.6.2$Linux_X86_64 LibreOffice_project/10m0$Build-2</meta:generator>
    <meta:document-statistic meta:object-count="32"/>
  </office:meta>
</office:document-meta>
</file>